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2302" officeooo:paragraph-rsid="000b2302"/>
    </style:style>
    <style:style style:name="P2" style:family="paragraph" style:parent-style-name="Standard">
      <style:text-properties officeooo:rsid="000b9df6" officeooo:paragraph-rsid="000b9df6"/>
    </style:style>
    <style:style style:name="P3" style:family="paragraph" style:parent-style-name="Standard">
      <style:text-properties style:text-underline-style="none" officeooo:rsid="000b9df6" officeooo:paragraph-rsid="000b9df6"/>
    </style:style>
    <style:style style:name="P4" style:family="paragraph" style:parent-style-name="Standard">
      <style:text-properties style:text-underline-style="none" officeooo:rsid="000ccb9c" officeooo:paragraph-rsid="000ccb9c"/>
    </style:style>
    <style:style style:name="P5" style:family="paragraph" style:parent-style-name="Standard">
      <style:text-properties style:text-underline-style="none" officeooo:rsid="000be866" officeooo:paragraph-rsid="000be866"/>
    </style:style>
    <style:style style:name="P6" style:family="paragraph" style:parent-style-name="Standard">
      <style:text-properties style:text-underline-style="none" officeooo:rsid="000caf8d" officeooo:paragraph-rsid="000caf8d"/>
    </style:style>
    <style:style style:name="P7" style:family="paragraph" style:parent-style-name="Standard">
      <style:text-properties officeooo:rsid="000b9df6" officeooo:paragraph-rsid="000b9df6"/>
    </style:style>
    <style:style style:name="P8" style:family="paragraph" style:parent-style-name="Standard">
      <style:text-properties officeooo:rsid="000e2753" officeooo:paragraph-rsid="000e2753"/>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0e275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lbakemelding til Rudi Inf122 Oblig 1</text:p>
      <text:p text:style-name="P1"/>
      <text:p text:style-name="P2">parse og parseExpr:</text:p>
      <text:p text:style-name="P2">Dette gjør du litt annerledes enn meg men sikkert til slutt på en bedre måte. Jeg fulgte så og si oppskriften han hadde på forelesning med “parseE” den benytter let… in.. mye som gjør at man ikke trenger å ta ast som argument i parseExpr. Da gir man kun (Ast, [String]) i retur og kjører parseExpr rekursivt. Men begge er gode løsninger og din hakket mer kreativ så det er nok ikke negativt. Det står jo også I oppg at man <text:span text:style-name="T1">kan </text:span><text:span text:style-name="T2">bruke (Ast, String) som type men kan er ikke et må ;)</text:span></text:p>
      <text:p text:style-name="P2"><text:span text:style-name="T2"/></text:p>
      <text:p text:style-name="P8"><text:span text:style-name="T2">jeg gjør også sjekken av riktige variabler i parse i stedet for å sjekke det senere. Det er nok ikke noe som er bedre enn det andre.</text:span></text:p>
      <text:p text:style-name="P3"/>
      <text:p text:style-name="P4">Og en liten forenkling: man trenger også i for parseExpr (x:xs) bare sjekke om isDigit for en char siden read sjekker at alle er karakterer.</text:p>
      <text:p text:style-name="P3"/>
      <text:p text:style-name="P5">evi og evb:</text:p>
      <text:p text:style-name="P5">disse gjør vi relativt likt ser det ut som <text:span text:style-name="T3">utenom at jeg kaller funksjonen direkte istedet for å ha en eviAst osv.</text:span></text:p>
      <text:p text:style-name="P5"/>
      <text:p text:style-name="P6">folde:</text:p>
      <text:p text:style-name="P6">her følger vi også begge to samme logikk som ukesoppg. fra forrige uke. Du er flinkere enn meg til å komprimere løsningen ved å definere typene utenfor funksjonen. <text:span text:style-name="T3">Check løsningen din er også fiff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23:20:09.771843448</meta:creation-date>
    <meta:editing-duration>PT3M58S</meta:editing-duration>
    <meta:editing-cycles>2</meta:editing-cycles>
    <meta:generator>LibreOffice/5.1.6.2$Linux_X86_64 LibreOffice_project/10m0$Build-2</meta:generator>
    <dc:date>2017-10-04T23:24:06.885346409</dc:date>
    <meta:document-statistic meta:table-count="0" meta:image-count="0" meta:object-count="0" meta:page-count="1" meta:paragraph-count="9" meta:word-count="215" meta:character-count="1139" meta:non-whitespace-character-count="932"/>
  </office:meta>
</office:document-meta>
</file>